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80515" officeooo:paragraph-rsid="00180515" style:font-weight-asian="bold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officeooo:rsid="001a8983" officeooo:paragraph-rsid="001a8983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officeooo:rsid="001a8983" officeooo:paragraph-rsid="001a8983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a8983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a8983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71f6" officeooo:paragraph-rsid="001a8983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4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a8983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a8983" style:font-style-asian="normal" style:font-weight-asian="normal" style:font-name-complex="Arial" style:font-style-complex="normal" style:font-weight-complex="normal"/>
    </style:style>
    <style:style style:name="P28" style:family="paragraph" style:parent-style-name="Standard">
      <style:paragraph-properties style:snap-to-layout-grid="false"/>
      <style:text-properties style:font-name="Arial" fo:font-style="normal" fo:font-weight="bold" officeooo:rsid="00089127" officeooo:paragraph-rsid="001a8983" style:font-style-asian="normal" style:font-weight-asian="bold" style:font-name-complex="Arial" style:font-style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officeooo:rsid="00089127" officeooo:paragraph-rsid="001a8983" style:font-size-asian="12pt" style:font-style-asian="normal" style:font-name-complex="Arial" style:font-style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9pt" fo:font-weight="bold" officeooo:rsid="000a71f6" officeooo:paragraph-rsid="001a8983" style:font-size-asian="9pt" style:font-weight-asian="bold" style:font-name-complex="Arial"/>
    </style:style>
    <style:style style:name="T1" style:family="text">
      <style:text-properties officeooo:rsid="00092a0f"/>
    </style:style>
    <style:style style:name="T2" style:family="text">
      <style:text-properties officeooo:rsid="0019d37e"/>
    </style:style>
    <style:style style:name="T3" style:family="text">
      <style:text-properties officeooo:rsid="001a8983"/>
    </style:style>
    <style:style style:name="T4" style:family="text">
      <style:text-properties officeooo:rsid="000891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7">Pedir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6">P<text:span text:style-name="T3">aciente(I), Médico, Fisioterapeu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2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4">Gestión de <text:span text:style-name="T3">citas</text:span></text:p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7">Tanto paciente como el médico o fisioterapeuta al que se ha pedido cita serán usuarios registrados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28">Tanto el personal sanitario como el paciente tendrán una cita con fecha,hora y lug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29">Un paciente podrá pedir cita a un médico o fisioterapeuta. 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29">El paciente solicita al sistema una cita, indica la fecha que mejor le venga y el médico o fisioterapeuta que quiere que le atienda y el sistema crea una cita con la fecha y un lugar para llevarse a cabo.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20"><text:span text:style-name="T4">Paciente</text:span>: <text:span text:style-name="T4">Indica que quiere una cita.</text:span>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14"/>
          </table:table-cell>
          <table:table-cell table:style-name="Tabla4.B3" office:value-type="string">
            <text:p text:style-name="P7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1">Le pide al paciente que elija de entre las fechas posibles la que mejor le venga y el médico u fisioterapeuta que quiere que le atienda.</text:p>
          </table:table-cell>
        </table:table-row>
        <table:table-row table:style-name="Tabla4.1">
          <table:table-cell table:style-name="Tabla4.A4" office:value-type="string">
            <text:p text:style-name="P15">3</text:p>
          </table:table-cell>
          <table:table-cell table:style-name="Tabla4.B4" office:value-type="string">
            <text:p text:style-name="P25">Paciente: Elige la fecha y el médico o enfermero</text:p>
          </table:table-cell>
          <table:table-cell table:style-name="Tabla4.C4" office:value-type="string">
            <text:p text:style-name="P8"/>
          </table:table-cell>
          <table:table-cell table:style-name="Tabla4.D4" office:value-type="string">
            <text:p text:style-name="P7"/>
          </table:table-cell>
        </table:table-row>
        <table:table-row table:style-name="Tabla4.1">
          <table:table-cell table:style-name="Tabla4.A5" office:value-type="string">
            <text:p text:style-name="P14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9">4</text:p>
          </table:table-cell>
          <table:table-cell table:style-name="Tabla4.D5" office:value-type="string">
            <text:p text:style-name="P30">Crea una cita con los participantes de la cita, la fecha y el lugar.</text:p>
          </table:table-cell>
        </table:table-row>
        <table:table-row table:style-name="Tabla4.1">
          <table:table-cell table:style-name="Tabla4.A6" office:value-type="string">
            <text:p text:style-name="P14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19">5</text:p>
          </table:table-cell>
          <table:table-cell table:style-name="Tabla4.D6" office:value-type="string">
            <text:p text:style-name="P25">Almacena la cita en la base de datos y se lo hace saber a los participantes a través de un mensaje de confirmación.</text:p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5">3a</text:p>
          </table:table-cell>
          <table:table-cell table:style-name="Tabla5.B2" office:value-type="string">
            <text:p text:style-name="P21">El paciente solicita una cita con el mismo médico o fisioterapeuta, el sistema le recuerda que ya tiene una cita con ese médico o fisioterapeuta.</text:p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18">Decena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3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2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">Alta</text:p>
          </table:table-cell>
        </table:table-row>
      </table:table>
      <text:p text:style-name="P1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1">Comentarios</text:p>
          </table:table-cell>
        </table:table-row>
        <table:table-row table:style-name="Tabla7.2">
          <table:table-cell table:style-name="Tabla7.A2" office:value-type="string">
            <text:p text:style-name="P13"/>
          </table:table-cell>
        </table:table-row>
      </table:table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8T17:50:35.748947543</dc:date>
    <meta:editing-cycles>7</meta:editing-cycles>
    <meta:editing-duration>PT16M31S</meta:editing-duration>
    <meta:generator>LibreOffice/5.4.5.1$Linux_X86_64 LibreOffice_project/40m0$Build-1</meta:generator>
    <meta:document-statistic meta:table-count="7" meta:image-count="0" meta:object-count="0" meta:page-count="1" meta:paragraph-count="51" meta:word-count="246" meta:character-count="1387" meta:non-whitespace-character-count="1191"/>
  </office:meta>
</office:document-meta>
</file>